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WenQuanYi Micro Hei" fo:font-size="12pt" style:font-name-asian="WenQuanYi Micro Hei" style:font-size-asian="12pt" style:font-size-complex="12pt"/>
    </style:style>
    <style:style style:name="P2" style:family="paragraph" style:parent-style-name="Standard">
      <style:text-properties style:font-name="WenQuanYi Micro Hei" fo:font-size="12pt" officeooo:paragraph-rsid="001467ae" style:font-name-asian="WenQuanYi Micro Hei" style:font-size-asian="12pt" style:font-size-complex="12pt"/>
    </style:style>
    <style:style style:name="P3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style:font-size-asian="10pt" style:font-size-complex="10pt"/>
    </style:style>
    <style:style style:name="P4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style:font-name-asian="WenQuanYi Micro Hei" style:font-size-asian="10pt" style:font-size-complex="10pt"/>
    </style:style>
    <style:style style:name="T1" style:family="text">
      <style:text-properties officeooo:rsid="0009ef51"/>
    </style:style>
    <style:style style:name="T2" style:family="text">
      <style:text-properties officeooo:rsid="000e1767"/>
    </style:style>
    <style:style style:name="T3" style:family="text">
      <style:text-properties officeooo:rsid="0012b776"/>
    </style:style>
    <style:style style:name="T4" style:family="text">
      <style:text-properties officeooo:rsid="001467ae"/>
    </style:style>
    <style:style style:name="T5" style:family="text">
      <style:text-properties officeooo:rsid="001c1b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#!/usr/bin/env python</text:p>
      <text:p text:style-name="P4"></text:p>
      <text:p text:style-name="P4">'makeFile.py -- create a file'</text:p>
      <text:p text:style-name="P4"></text:p>
      <text:p text:style-name="P4">import os</text:p>
      <text:p text:style-name="P4">ls = os.linesep</text:p>
      <text:p text:style-name="P4"></text:p>
      <text:p text:style-name="P4"># get filename</text:p>
      <text:p text:style-name="P4">while True:</text:p>
      <text:p text:style-name="P4"><text:tab/>fname = raw_input('Input an unused file name &gt;')</text:p>
      <text:p text:style-name="P4"><text:tab/>if os.path.exists(fname):</text:p>
      <text:p text:style-name="P4"><text:tab/><text:tab/>print "ERROR: '%s' already exists" %fname</text:p>
      <text:p text:style-name="P4"><text:tab/>else:</text:p>
      <text:p text:style-name="P4"><text:tab/><text:tab/>break</text:p>
      <text:p text:style-name="P4"></text:p>
      <text:p text:style-name="P4"># get file content lines</text:p>
      <text:p text:style-name="P4">all = []</text:p>
      <text:p text:style-name="P4">print "\nEnter lines (input '.' to quit).\n"</text:p>
      <text:p text:style-name="P4"></text:p>
      <text:p text:style-name="P4"># loop until user terminates input</text:p>
      <text:p text:style-name="P4">while True:</text:p>
      <text:p text:style-name="P4"><text:tab/>entry = raw_input('&gt;')</text:p>
      <text:p text:style-name="P4"><text:tab/>if entry == '.':</text:p>
      <text:p text:style-name="P4"><text:tab/><text:tab/>break</text:p>
      <text:p text:style-name="P4"><text:tab/>else:</text:p>
      <text:p text:style-name="P4"><text:tab/><text:tab/>all.append(entry)</text:p>
      <text:p text:style-name="P4"></text:p>
      <text:p text:style-name="P4"># write lines to file with proper line-ending</text:p>
      <text:p text:style-name="P4">fobj = open(fname, 'w')</text:p>
      <text:p text:style-name="P4">fobj.writelines(['%s%s' %(x, ls) for x in all])</text:p>
      <text:p text:style-name="P4">fobj.close()</text:p>
      <text:p text:style-name="P4">print 'DONE'</text:p>
      <text:p text:style-name="P4"></text:p>
      <text:p text:style-name="P4">if __name__ == '__main__':</text:p>
      <text:p text:style-name="P4"><text:tab/>print 'innter module'</text:p>
      <text:p text:style-name="P2"><text:span text:style-name="T1">上面的代码用来创建一个新文件并写入文本，第</text:span><text:span text:style-name="T2">6行给os模块中的linesep起了给别名ls，这样做的好处一方面简化了长长的变量名，另一方面也是主要原因用于提高代码性能，因为访问这个变量时首先要检测os模块，然后再解析linesep，linesep是行结束符标志，linux下是</text:span><text:span text:style-name="T3">'\r'，windows下是'\r\n'，</text:span><text:span text:style-name="T2">用本地变量保存更好。第</text:span><text:span text:style-name="T4">34行使用了__name__，这主要用于代码内测试，它的值是__main__，但python文件通常作为模块被其它文件import，这时__name__的值是这个模块名，就不会执行模块内的测试代码了。</text:span></text:p>
      <text:p text:style-name="P3">#!/usr/bin/env python</text:p>
      <text:p text:style-name="P3"></text:p>
      <text:p text:style-name="P3">'readFile.py -- read and display file'</text:p>
      <text:p text:style-name="P3"></text:p>
      <text:p text:style-name="P3"># get filename</text:p>
      <text:p text:style-name="P3"><text:soft-page-break/>fname = raw_input('Enter filename &gt;')</text:p>
      <text:p text:style-name="P3">print </text:p>
      <text:p text:style-name="P3"></text:p>
      <text:p text:style-name="P3"># attempt to open file for reading</text:p>
      <text:p text:style-name="P3">try:</text:p>
      <text:p text:style-name="P3"><text:tab/>fobj = open(fname, 'r')</text:p>
      <text:p text:style-name="P3">except IOError, e:</text:p>
      <text:p text:style-name="P3"><text:tab/>print "***** file open error:", e</text:p>
      <text:p text:style-name="P3">else:</text:p>
      <text:p text:style-name="P3"><text:tab/># display contents to the screen</text:p>
      <text:p text:style-name="P3"><text:tab/>for eachLine in fobj:</text:p>
      <text:p text:style-name="P3"><text:tab/><text:tab/>print eachLine,</text:p>
      <text:p text:style-name="P3"><text:tab/>fobj.close()</text:p>
      <text:p text:style-name="P1">上面的代码用来读文件并显示其内容到屏幕上，使用了try<text:span text:style-name="T5">-except-else异常处理机制。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4-17T10:08:00</meta:creation-date>
    <meta:generator>LibreOffice/4.0.2.2$Linux_X86_64 LibreOffice_project/400m0$Build-2</meta:generator>
    <dc:date>2015-04-17T13:50:48</dc:date>
    <dc:creator>hanjunjie </dc:creator>
    <meta:editing-duration>PT21M24S</meta:editing-duration>
    <meta:editing-cycles>21</meta:editing-cycles>
    <meta:document-statistic meta:table-count="0" meta:image-count="0" meta:object-count="0" meta:page-count="2" meta:paragraph-count="55" meta:word-count="379" meta:character-count="1298" meta:non-whitespace-character-count="1117"/>
  </office:meta>
</office:document-meta>
</file>